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style:text-underline-style="none" officeooo:rsid="00081ee6" officeooo:paragraph-rsid="00081ee6"/>
    </style:style>
    <style:style style:name="P2" style:family="paragraph" style:parent-style-name="Standard">
      <style:text-properties style:text-underline-style="none" fo:font-weight="bold" officeooo:rsid="00081ee6" officeooo:paragraph-rsid="00081ee6" style:font-weight-asian="bold" style:font-weight-complex="bold"/>
    </style:style>
    <style:style style:name="P3" style:family="paragraph" style:parent-style-name="Standard">
      <style:text-properties style:text-underline-style="none" fo:font-weight="bold" officeooo:rsid="00097827" officeooo:paragraph-rsid="00097827" style:font-weight-asian="bold" style:font-weight-complex="bold"/>
    </style:style>
    <style:style style:name="P4" style:family="paragraph" style:parent-style-name="Standard">
      <style:text-properties style:text-underline-style="none" fo:font-weight="bold" officeooo:rsid="0012372a" officeooo:paragraph-rsid="0016b7f5" style:font-weight-asian="bold" style:font-weight-complex="bold"/>
    </style:style>
    <style:style style:name="P5" style:family="paragraph" style:parent-style-name="Standard">
      <style:text-properties style:text-underline-style="none" fo:font-weight="bold" officeooo:rsid="001338bc" officeooo:paragraph-rsid="001338bc" style:font-weight-asian="bold" style:font-weight-complex="bold"/>
    </style:style>
    <style:style style:name="P6" style:family="paragraph" style:parent-style-name="Standard">
      <style:text-properties style:text-underline-style="none" fo:font-weight="bold" officeooo:rsid="001469fa" officeooo:paragraph-rsid="001469fa" style:font-weight-asian="bold" style:font-weight-complex="bold"/>
    </style:style>
    <style:style style:name="P7" style:family="paragraph" style:parent-style-name="Standard">
      <style:text-properties style:text-underline-style="none" fo:font-weight="bold" officeooo:rsid="00184e38" officeooo:paragraph-rsid="00184e38" style:font-weight-asian="bold" style:font-weight-complex="bold"/>
    </style:style>
    <style:style style:name="P8" style:family="paragraph" style:parent-style-name="Standard">
      <style:text-properties style:text-underline-style="none" fo:font-weight="normal" officeooo:rsid="00097827" officeooo:paragraph-rsid="00097827" style:font-weight-asian="normal" style:font-weight-complex="normal"/>
    </style:style>
    <style:style style:name="T1" style:family="text">
      <style:text-properties officeooo:rsid="00129eb4"/>
    </style:style>
    <style:style style:name="T2" style:family="text">
      <style:text-properties officeooo:rsid="001621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数据聚类可视化分析工具</text:p>
      <text:p text:style-name="P1"/>
      <text:p text:style-name="P2">摘要</text:p>
      <text:p text:style-name="P2">关键字</text:p>
      <text:p text:style-name="P1">聚类、可视化，降维</text:p>
      <text:p text:style-name="P3">引言</text:p>
      <text:p text:style-name="P8"><text:tab/>聚类、可视化，为什么要做这个工具</text:p>
      <text:p text:style-name="P3">相关工作</text:p>
      <text:p text:style-name="P3">工具的设计</text:p>
      <text:p text:style-name="P3">视图</text:p>
      <text:p text:style-name="P3"><text:tab/>为了使数据分析人员对数据更好的完成聚类工作，本工具提供了以下几个视图接口。</text:p>
      <text:p text:style-name="P4">1. <text:s/>原生表格。原生表格支持数据的浏览、编辑、过滤和排序，以<text:span text:style-name="T1">Excel表格的形式显示最原始的数据，</text:span>是用户导入数据后最先看到的接口，<text:span text:style-name="T1">带给数据分析人员熟悉的体验。</text:span></text:p>
      <text:p text:style-name="P5">2. 投影视图。在聚类的过程中，数据分析人员往往要处理的数据往往是高维的，这些数据无法直接以图形编码的方式显示出来，所以本工具提供了维度缩减的功能，可以将高维数据通过PCA或者MDS算法降到两维，并通过散点图的形式显示出来。对于聚类完成后的数据，会以不同的颜色显示，使用户对聚类信息有一个直观的视觉感受。</text:p>
      <text:p text:style-name="P5">3. 聚类视图。聚类热图负责显示当前的聚类结果。热图的每一行对应于原数据中的特征值，每一列对应于数据聚类之后的簇，同时，列按照簇的大小由大到小排列，列名对应为簇的大小，列名的背景颜色和散点图中簇的颜色对应，热图的单元格的颜色编码由每一簇中不同特征值所对应数据的平均值的大小决定。为了让用户方便的调整聚类数量，在聚类热图的下方设置了一个滑动条，可实时通过滑动条改变聚类方案。此外，用户可通过点击选取同一行不同列的两个单元格，来对两个簇中同一特征下的数据进行方差分析，分析的结果在数据统计视图显示。</text:p>
      <text:p text:style-name="P6">4. 数据统计视图。数据统计视图由两部分组成，一部分是用来显示对聚类数据进行单因素方差分析后的结果，该结果包括<text:span text:style-name="T2">F值、p值和效应量，以表格的形式显示给用户；第二个部分用来显示原生数据中每对特征值之间的相关系数，该结果以直方图的形式呈现给用户，其中，直方图的y坐标值是由两个特征名组成的，这两个特征名所对应的柱状图表征相关系数的大小，并对y值按照对应的相关系数大小由上到下排序显示。</text:span></text:p>
      <text:p text:style-name="P7"/>
      <text:p text:style-name="P7">交互</text:p>
      <text:p text:style-name="P7">1.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40:24.661830224</meta:creation-date>
    <dc:date>2019-04-01T14:31:27.788778045</dc:date>
    <meta:editing-duration>PT5H21M28S</meta:editing-duration>
    <meta:editing-cycles>2</meta:editing-cycles>
    <meta:generator>LibreOffice/6.1.5.2$Linux_X86_64 LibreOffice_project/10$Build-2</meta:generator>
    <meta:document-statistic meta:table-count="0" meta:image-count="0" meta:object-count="0" meta:page-count="1" meta:paragraph-count="16" meta:word-count="745" meta:character-count="767" meta:non-whitespace-character-count="758"/>
  </office:meta>
</office:document-meta>
</file>